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2.124cm" style:rel-column-width="1204*"/>
    </style:style>
    <style:style style:name="Table1.B" style:family="table-column">
      <style:table-column-properties style:column-width="2.125cm" style:rel-column-width="120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1.05pt solid #000000" fo:border-right="none" fo:border-top="1.05pt solid #000000" fo:border-bottom="1.05pt solid #000000"/>
    </style:style>
    <style:style style:name="Table1.G7" style:family="table-cell">
      <style:table-cell-properties fo:background-color="#800000" fo:padding="0.097cm" fo:border-left="1.05pt solid #000000" fo:border-right="none" fo:border-top="1.05pt solid #000000" fo:border-bottom="1.05pt solid #000000">
        <style:background-image/>
      </style:table-cell-properties>
    </style:style>
    <style:style style:name="Table1.H7" style:family="table-cell">
      <style:table-cell-properties fo:padding="0.097cm" fo:border="1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2pt" style:font-name-asian="WenQuanYi Micro Hei" style:font-size-asian="10.5pt" style:font-name-complex="Lohit Hindi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fo:font-size="12pt" style:font-name-asian="WenQuanYi Micro Hei" style:font-size-asian="10.5pt" style:font-name-complex="Lohit Hindi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fo:font-weight="bold" style:font-name-asian="WenQuanYi Micro Hei" style:font-size-asian="10.5pt" style:font-weight-asian="bold" style:font-name-complex="Lohit Hindi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name-asian="WenQuanYi Micro Hei" style:font-size-asian="10.5pt" style:font-weight-asian="bold" style:font-name-complex="Lohit Hindi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background-color="#ffff00" style:font-name-asian="WenQuanYi Micro Hei" style:font-size-asian="10.5pt" style:font-name-complex="Lohit Hindi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text-position="0% 100%" style:font-name="Liberation Serif" fo:font-size="12pt" fo:font-weight="bold" style:font-name-asian="WenQuanYi Micro Hei" style:font-size-asian="10.5pt" style:font-weight-asian="bold" style:font-name-complex="Lohit Hindi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 fo:background-color="#808080">
        <style:background-image/>
      </style:paragraph-properties>
      <style:text-properties style:font-name="Liberation Serif" fo:font-size="12pt" fo:font-weight="bold" style:font-name-asian="WenQuanYi Micro Hei" style:font-size-asian="10.5pt" style:font-weight-asian="bold" style:font-name-complex="Lohit Hindi" style:font-size-complex="12pt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style:text-position="0% 100%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alting Problem</text:p>
      <text:p text:style-name="Standard"/>
      <text:p text:style-name="P1"><text:span text:style-name="T3">The Halting problem - </text:span><text:bookmark-start text:name="Halting Problem"/>A<text:span text:style-name="T1">TM</text:span><text:span text:style-name="T3"> is undecidable</text:span><text:bookmark-end text:name="Halting Problem"/></text:p>
      <text:list xml:id="list16473598911" text:style-name="L1">
        <text:list-item>
          <text:p text:style-name="P11">A<text:span text:style-name="T1">TM</text:span><text:span text:style-name="T3"> = { &lt;M, w&gt; | M is a Turing machine which accepts the string w}</text:span></text:p>
          <text:p text:style-name="P11"><text:span text:style-name="T4">A</text:span><text:span text:style-name="T1">TM</text:span><text:span text:style-name="T3"> is called the halting problem. It is called so because A</text:span><text:span text:style-name="T1">TM</text:span><text:span text:style-name="T3"> is undecidable on account of the associated Turing machine not able to reject and halt on some (M, w).</text:span></text:p>
        </text:list-item>
        <text:list-item>
          <text:p text:style-name="P12">Proof</text:p>
          <text:list>
            <text:list-item>
              <text:p text:style-name="P9"><text:span text:style-name="T4">Assume that A</text:span><text:span text:style-name="T2">TM </text:span><text:span text:style-name="T4">is decidable. T</text:span><text:span text:style-name="T2">ATM</text:span><text:span text:style-name="T4"> is the TM which decides A</text:span><text:span text:style-name="T2">TM</text:span><text:span text:style-name="T4">, i.e., </text:span></text:p>
              <text:list>
                <text:list-header>
                  <text:p text:style-name="P12"><draw:frame draw:style-name="fr1" draw:name="Object2" text:anchor-type="as-char" svg:y="-0.589cm" svg:width="7.086cm" svg:height="1.02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    </text:list-header>
              </text:list>
            </text:list-item>
            <text:list-item>
              <text:p text:style-name="P9"><text:span text:style-name="T4">Construct another TM, D using T</text:span><text:span text:style-name="T2">ATM </text:span><text:span text:style-name="T4">which accepts a string, the description of a TM.</text:span></text:p>
              <text:list>
                <text:list-header>
                  <text:p text:style-name="P9"><text:span text:style-name="T4">D(&lt;M&gt;) = “Run (M, &lt;M&gt;) on T</text:span><text:span text:style-name="T2">ATM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"><text:span text:style-name="T4">Reject if T</text:span><text:span text:style-name="T2">ATM</text:span><text:span text:style-name="T4"> accepts, i.e., if T</text:span><text:span text:style-name="T2">ATM</text:span><text:span text:style-name="T4"> tells that M accepts &lt;M&gt;</text:span></text:p>
                              <text:p text:style-name="P9"><text:span text:style-name="T4">Accept if T</text:span><text:span text:style-name="T2">ATM</text:span><text:span text:style-name="T4"> rejects, i.e., if T</text:span><text:span text:style-name="T2">ATM</text:span><text:span text:style-name="T4"> tells that M rejects &lt;M&gt;”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12">If we run D on its own description we get a contradiction</text:p>
              <text:list>
                <text:list-header>
                  <text:p text:style-name="P12">D(&lt;D&gt;) = <text:s/>Reject if D accepts &lt;D&gt;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">Accept if D rejects &lt;D&gt;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9"><text:span text:style-name="T4">Thus both D and T</text:span><text:span text:style-name="T2">ATM</text:span><text:span text:style-name="T4"> don't exist and A</text:span><text:span text:style-name="T2">TM </text:span><text:span text:style-name="T4">is undecidable.</text:span></text:p>
            </text:list-item>
          </text:list>
        </text:list-item>
      </text:list>
      <text:p text:style-name="P13"/>
      <text:p text:style-name="P14">Proof using diagonalization</text:p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&lt;M<text:span text:style-name="T1">1</text:span><text:span text:style-name="T3">&gt;</text:span></text:p>
          </table:table-cell>
          <table:table-cell table:style-name="Table1.A1" office:value-type="string">
            <text:p text:style-name="P5">&lt;M<text:span text:style-name="T1">2</text:span><text:span text:style-name="T3">&gt;</text:span></text:p>
          </table:table-cell>
          <table:table-cell table:style-name="Table1.A1" office:value-type="string">
            <text:p text:style-name="P5">&lt;M<text:span text:style-name="T1">3</text:span><text:span text:style-name="T3">&gt;</text:span></text:p>
          </table:table-cell>
          <table:table-cell table:style-name="Table1.A1" office:value-type="string">
            <text:p text:style-name="P5">&lt;M<text:span text:style-name="T1">4</text:span><text:span text:style-name="T3">&gt;</text:span></text:p>
          </table:table-cell>
          <table:table-cell table:style-name="Table1.A1" office:value-type="string">
            <text:p text:style-name="P5"><text:span text:style-name="T3">… </text:span></text:p>
          </table:table-cell>
          <table:table-cell table:style-name="Table1.A1" office:value-type="string">
            <text:p text:style-name="P5">&lt;D&gt;</text:p>
          </table:table-cell>
          <table:table-cell table:style-name="Table1.H1" office:value-type="string">
            <text:p text:style-name="P5"><text:span text:style-name="T3">… </text:span></text:p>
          </table:table-cell>
        </table:table-row>
        <table:table-row>
          <table:table-cell table:style-name="Table1.A2" office:value-type="string">
            <text:p text:style-name="P5">M<text:span text:style-name="T1">1</text:span></text:p>
          </table:table-cell>
          <table:table-cell table:style-name="Table1.A2" office:value-type="string">
            <text:p text:style-name="P6">accept</text:p>
          </table:table-cell>
          <table:table-cell table:style-name="Table1.A2" office:value-type="string">
            <text:p text:style-name="P3">reject</text:p>
          </table:table-cell>
          <table:table-cell table:style-name="Table1.A2" office:value-type="string">
            <text:p text:style-name="P3">reject</text:p>
          </table:table-cell>
          <table:table-cell table:style-name="Table1.A2" office:value-type="string">
            <text:p text:style-name="P3">accept</text:p>
          </table:table-cell>
          <table:table-cell table:style-name="Table1.A2" office:value-type="string">
            <text:p text:style-name="P5"><text:span text:style-name="T3">… </text:span></text:p>
          </table:table-cell>
          <table:table-cell table:style-name="Table1.A2" office:value-type="string">
            <text:p text:style-name="P3">accept</text:p>
          </table:table-cell>
          <table:table-cell table:style-name="Table1.H2" office:value-type="string">
            <text:p text:style-name="P5"><text:span text:style-name="T3">… </text:span></text:p>
          </table:table-cell>
        </table:table-row>
        <table:table-row>
          <table:table-cell table:style-name="Table1.A2" office:value-type="string">
            <text:p text:style-name="P5">M<text:span text:style-name="T1">2</text:span></text:p>
          </table:table-cell>
          <table:table-cell table:style-name="Table1.A2" office:value-type="string">
            <text:p text:style-name="P3">reject</text:p>
          </table:table-cell>
          <table:table-cell table:style-name="Table1.A2" office:value-type="string">
            <text:p text:style-name="P6">accept</text:p>
          </table:table-cell>
          <table:table-cell table:style-name="Table1.A2" office:value-type="string">
            <text:p text:style-name="P3">reject</text:p>
          </table:table-cell>
          <table:table-cell table:style-name="Table1.A2" office:value-type="string">
            <text:p text:style-name="P3">reject</text:p>
          </table:table-cell>
          <table:table-cell table:style-name="Table1.A2" office:value-type="string">
            <text:p text:style-name="P5"><text:span text:style-name="T3">… </text:span></text:p>
          </table:table-cell>
          <table:table-cell table:style-name="Table1.A2" office:value-type="string">
            <text:p text:style-name="P3">accept</text:p>
          </table:table-cell>
          <table:table-cell table:style-name="Table1.H2" office:value-type="string">
            <text:p text:style-name="P5"><text:span text:style-name="T3">… </text:span></text:p>
          </table:table-cell>
        </table:table-row>
        <table:table-row>
          <table:table-cell table:style-name="Table1.A2" office:value-type="string">
            <text:p text:style-name="P7">M<text:span text:style-name="T1">3</text:span></text:p>
          </table:table-cell>
          <table:table-cell table:style-name="Table1.A2" office:value-type="string">
            <text:p text:style-name="P3">accept</text:p>
          </table:table-cell>
          <table:table-cell table:style-name="Table1.A2" office:value-type="string">
            <text:p text:style-name="P3">reject</text:p>
          </table:table-cell>
          <table:table-cell table:style-name="Table1.A2" office:value-type="string">
            <text:p text:style-name="P6">accept</text:p>
          </table:table-cell>
          <table:table-cell table:style-name="Table1.A2" office:value-type="string">
            <text:p text:style-name="P3">reject</text:p>
          </table:table-cell>
          <table:table-cell table:style-name="Table1.A2" office:value-type="string">
            <text:p text:style-name="P5"><text:span text:style-name="T3">… </text:span></text:p>
          </table:table-cell>
          <table:table-cell table:style-name="Table1.A2" office:value-type="string">
            <text:p text:style-name="P3">accept</text:p>
          </table:table-cell>
          <table:table-cell table:style-name="Table1.H2" office:value-type="string">
            <text:p text:style-name="P5"><text:span text:style-name="T3">… </text:span></text:p>
          </table:table-cell>
        </table:table-row>
        <table:table-row>
          <table:table-cell table:style-name="Table1.A2" office:value-type="string">
            <text:p text:style-name="P5">M<text:span text:style-name="T1">4</text:span></text:p>
          </table:table-cell>
          <table:table-cell table:style-name="Table1.A2" office:value-type="string">
            <text:p text:style-name="P3">accept</text:p>
          </table:table-cell>
          <table:table-cell table:style-name="Table1.A2" office:value-type="string">
            <text:p text:style-name="P3">accept</text:p>
          </table:table-cell>
          <table:table-cell table:style-name="Table1.A2" office:value-type="string">
            <text:p text:style-name="P3">reject</text:p>
          </table:table-cell>
          <table:table-cell table:style-name="Table1.A2" office:value-type="string">
            <text:p text:style-name="P6">reject</text:p>
          </table:table-cell>
          <table:table-cell table:style-name="Table1.A2" office:value-type="string">
            <text:p text:style-name="P5"><text:span text:style-name="T3">… </text:span></text:p>
          </table:table-cell>
          <table:table-cell table:style-name="Table1.A2" office:value-type="string">
            <text:p text:style-name="P3">reject</text:p>
          </table:table-cell>
          <table:table-cell table:style-name="Table1.H2" office:value-type="string">
            <text:p text:style-name="P5"><text:span text:style-name="T3">… </text:span></text:p>
          </table:table-cell>
        </table:table-row>
        <table:table-row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4">.</text:p>
            <text:p text:style-name="P4"><text:s text:c="7"/>.</text:p>
            <text:p text:style-name="P4"><text:s text:c="14"/>.</text:p>
          </table:table-cell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H2" office:value-type="string">
            <text:p text:style-name="P4">.</text:p>
            <text:p text:style-name="P4"><text:s text:c="7"/>.</text:p>
            <text:p text:style-name="P4"><text:s text:c="14"/>.</text:p>
          </table:table-cell>
        </table:table-row>
        <table:table-row>
          <table:table-cell table:style-name="Table1.A7" office:value-type="string">
            <text:p text:style-name="P5">D</text:p>
          </table:table-cell>
          <table:table-cell table:style-name="Table1.A7" office:value-type="string">
            <text:p text:style-name="P3">reject</text:p>
          </table:table-cell>
          <table:table-cell table:style-name="Table1.A7" office:value-type="string">
            <text:p text:style-name="P3">reject</text:p>
          </table:table-cell>
          <table:table-cell table:style-name="Table1.A7" office:value-type="string">
            <text:p text:style-name="P3">reject</text:p>
          </table:table-cell>
          <table:table-cell table:style-name="Table1.A7" office:value-type="string">
            <text:p text:style-name="P3">accept</text:p>
          </table:table-cell>
          <table:table-cell table:style-name="Table1.A7" office:value-type="string">
            <text:p text:style-name="P5"><text:span text:style-name="T3">… </text:span></text:p>
          </table:table-cell>
          <table:table-cell table:style-name="Table1.G7" office:value-type="string">
            <text:p text:style-name="P8">???</text:p>
          </table:table-cell>
          <table:table-cell table:style-name="Table1.H7" office:value-type="string">
            <text:p text:style-name="P5"><text:span text:style-name="T3">… </text:span></text:p>
          </table:table-cell>
        </table:table-row>
        <table:table-row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5">.</text:p>
            <text:p text:style-name="P5">.</text:p>
            <text:p text:style-name="P5">.</text:p>
          </table:table-cell>
          <table:table-cell table:style-name="Table1.A2" office:value-type="string">
            <text:p text:style-name="P4">.</text:p>
            <text:p text:style-name="P4"><text:s text:c="7"/>.</text:p>
            <text:p text:style-name="P4"><text:s text:c="14"/>.</text:p>
          </table:table-cell>
          <table:table-cell table:style-name="Table1.A2" office:value-type="string">
            <text:p text:style-name="P4">.</text:p>
            <text:p text:style-name="P4">.</text:p>
            <text:p text:style-name="P4">.</text:p>
          </table:table-cell>
          <table:table-cell table:style-name="Table1.H2" office:value-type="string">
            <text:p text:style-name="P4">.</text:p>
            <text:p text:style-name="P4"><text:s text:c="7"/>.</text:p>
            <text:p text:style-name="P4"><text:s text:c="14"/>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04T07:58:51</meta:creation-date>
    <dc:date>2012-10-04T13:25:33</dc:date>
    <dc:creator>Kempa </dc:creator>
    <meta:editing-duration>PT5H18M54S</meta:editing-duration>
    <meta:editing-cycles>13</meta:editing-cycles>
    <meta:generator>LibreOffice/3.5$Linux_x86 LibreOffice_project/350m1$Build-2</meta:generator>
    <meta:document-statistic meta:table-count="1" meta:image-count="0" meta:object-count="1" meta:page-count="1" meta:paragraph-count="111" meta:word-count="262" meta:character-count="1140" meta:non-whitespace-character-count="902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T</mi>
              <mi mathvariant="italic">ATM</mi>
            </msub>
            <mrow>
              <mrow>
                <mo stretchy="false">(</mo>
                <mrow>
                  <mtext>&lt;</mtext>
                  <mi>M</mi>
                  <mi>,</mi>
                  <mi>w</mi>
                  <mtext>&gt;</mtext>
                </mrow>
                <mo stretchy="false">)</mo>
              </mrow>
              <mo stretchy="false">=</mo>
              <mi mathvariant="italic">Accept</mi>
            </mrow>
            <mi mathvariant="italic">if</mi>
            <mi>M</mi>
            <mi mathvariant="italic">accepts</mi>
            <mi>w</mi>
            <mi>,</mi>
          </mrow>
        </mtd>
      </mtr>
      <mtr>
        <mtd>
          <mrow>
            <mi/>
            <mi mathvariant="italic">Reject</mi>
            <mi mathvariant="italic">if</mi>
            <mi>M</mi>
            <mi mathvariant="italic">rejects</mi>
            <mi>w</mi>
          </mrow>
        </mtd>
      </mtr>
    </mtable>
    <annotation encoding="StarMath 5.0">T_ATM("&lt;"M, w"&gt;") = Accept if M accepts w, newline 
~~~~~~~~~~~~~~~Reject if M rejects w</annotation>
  </semantics>
</math>
</file>